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Natürlich, ich erstelle dir einen sehr detaillierten Lernzettel mit einfachen, ausführlichen Erklärungen und klar kommentierten Lernbeispielen. Ziel ist, dass du Schritt für Schritt verstehst, wie du E-Mails auf technische Seriosität prüfen kannst und diese Checks in deinem Python-Programm einsetzt. Alle Beispiele sind so gestaltet, dass sie beim Lernen helfen, nicht einfach zum Kopieren da sind.</text:p>
      <text:p text:style-name="Horizontal_20_Line"/>
      <text:h text:style-name="Heading_20_1" text:outline-level="1">Lernzettel: E-Mail-Sicherheit in Python – Schritt für Schritt</text:h>
      <text:p text:style-name="Horizontal_20_Line"/>
      <text:h text:style-name="Heading_20_2" text:outline-level="2">1. Ziel dieses Lernzettels</text:h>
      <text:p text:style-name="Text_20_body">Du möchtest, dass dein Programm automatisch auf E-Mails antwortet – aber nur, wenn diese seriös sind. Deshalb prüfst du:</text:p>
      <text:list text:style-name="L1">
        <text:list-item>
          <text:p text:style-name="P2">Ob die E-Mail-Adresse gültig ist</text:p>
        </text:list-item>
        <text:list-item>
          <text:p text:style-name="P2">Ob die Domain einen Mailserver hat</text:p>
        </text:list-item>
        <text:list-item>
          <text:p text:style-name="P2">Ob die Mail von einem erlaubten Server (SPF) kommt</text:p>
        </text:list-item>
        <text:list-item>
          <text:p text:style-name="P2">Ob die IP des Absenders einen schlechten Ruf hat</text:p>
        </text:list-item>
        <text:list-item>
          <text:p text:style-name="P2">Ob der Inhalt verdächtige Wörter enthält</text:p>
        </text:list-item>
      </text:list>
      <text:p text:style-name="Horizontal_20_Line"/>
      <text:h text:style-name="Heading_20_2" text:outline-level="2">2. Vorbereitung: Module installieren</text:h>
      <text:p text:style-name="Text_20_body">Damit du die Funktionen benutzen kannst, musst du diese Module installieren:</text:p>
      <text:list text:style-name="L2">
        <text:list-item>
          <text:p text:style-name="P3"><text:span text:style-name="Source_20_Text">email-validator</text:span> für E-Mail-Validierung</text:p>
        </text:list-item>
        <text:list-item>
          <text:p text:style-name="P3"><text:span text:style-name="Source_20_Text">dnspython</text:span> für DNS-Abfragen</text:p>
        </text:list-item>
        <text:list-item>
          <text:p text:style-name="P3"><text:span text:style-name="Source_20_Text">pyspf</text:span> für SPF-Prüfung</text:p>
        </text:list-item>
        <text:list-item>
          <text:p text:style-name="P3"><text:span text:style-name="Source_20_Text">requests</text:span> für API-Anfragen (z. B. AbuseIPDB)</text:p>
        </text:list-item>
      </text:list>
      <text:p text:style-name="Text_20_body">Installiere sie mit diesen Befehlen im Terminal:</text:p>
      <text:p text:style-name="P1"><text:span text:style-name="Source_20_Text">pip install email-validator dnspython pyspf requests</text:span></text:p>
      <text:p text:style-name="Horizontal_20_Line"/>
      <text:h text:style-name="Heading_20_2" text:outline-level="2"><text:soft-page-break/>3. Schritt 1: E-Mail-Adresse technisch prüfen</text:h>
      <text:h text:style-name="Heading_20_3" text:outline-level="3">Warum?</text:h>
      <text:p text:style-name="Text_20_body">Weil es viele falsch geschriebene oder ungültige E-Mail-Adressen gibt. Bevor dein Programm antwortet, sollte es nur gültige Adressen akzeptieren.</text:p>
      <text:h text:style-name="Heading_20_3" text:outline-level="3">Was wird geprüft?</text:h>
      <text:list text:style-name="L3">
        <text:list-item>
          <text:p text:style-name="P4">Ist die E-Mail formal korrekt? (z. B. kein zweites @-Zeichen)</text:p>
        </text:list-item>
        <text:list-item>
          <text:p text:style-name="P4">Gibt es die Domain überhaupt?</text:p>
        </text:list-item>
        <text:list-item>
          <text:p text:style-name="P4">Hat die Domain einen Mailserver?</text:p>
        </text:list-item>
      </text:list>
      <text:h text:style-name="Heading_20_3" text:outline-level="3">Lernbeispiel:</text:h>
      <text:p text:style-name="Preformatted_20_Text"><text:span text:style-name="Source_20_Text"># Wir importieren die nötigen Funktionen aus dem Modul email_validator</text:span></text:p>
      <text:p text:style-name="Preformatted_20_Text"><text:span text:style-name="Source_20_Text">from email_validator import validate_email, EmailNotValidError</text:span></text:p>
      <text:p text:style-name="Preformatted_20_Text"/>
      <text:p text:style-name="Preformatted_20_Text"><text:span text:style-name="Source_20_Text">def pruefe_email_adresse(email_adresse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Prüft, ob eine E-Mail-Adresse technisch gültig und zustellbar ist.</text:span></text:p>
      <text:p text:style-name="Preformatted_20_Text"><text:span text:style-name="Source_20_Text"><text:s text:c="4"/></text:span></text:p>
      <text:p text:style-name="Preformatted_20_Text"><text:span text:style-name="Source_20_Text"><text:s text:c="4"/>Parameter:</text:span></text:p>
      <text:p text:style-name="Preformatted_20_Text"><text:span text:style-name="Source_20_Text"><text:s text:c="4"/>email_adresse (str): Die zu prüfende E-Mail-Adresse.</text:span></text:p>
      <text:p text:style-name="Preformatted_20_Text"><text:span text:style-name="Source_20_Text"><text:s text:c="4"/></text:span></text:p>
      <text:p text:style-name="Preformatted_20_Text"><text:span text:style-name="Source_20_Text"><text:s text:c="4"/>Rückgabe:</text:span></text:p>
      <text:p text:style-name="Preformatted_20_Text"><text:span text:style-name="Source_20_Text"><text:s text:c="4"/>bool: True, wenn gültig und zustellbar, sonst False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# validate_email prüft Syntax und Domain</text:span></text:p>
      <text:p text:style-name="Preformatted_20_Text"><text:span text:style-name="Source_20_Text"><text:s text:c="8"/># check_deliverability=True prüft, ob Mailserver (MX-Einträge) existieren</text:span></text:p>
      <text:p text:style-name="Preformatted_20_Text"><text:span text:style-name="Source_20_Text"><text:s text:c="8"/>ergebnis = validate_email(email_adresse, check_deliverability=True)</text:span></text:p>
      <text:p text:style-name="Preformatted_20_Text"><text:span text:style-name="Source_20_Text"><text:s text:c="8"/></text:span></text:p>
      <text:p text:style-name="Preformatted_20_Text"><text:span text:style-name="Source_20_Text"><text:s text:c="8"/># Wenn kein Fehler auftrat, ist die Adresse gültig</text:span></text:p>
      <text:p text:style-name="Preformatted_20_Text"><text:span text:style-name="Source_20_Text"><text:s text:c="8"/>print(f"Die Adresse '{email_adresse}' ist gültig.")</text:span></text:p>
      <text:p text:style-name="Preformatted_20_Text"><text:span text:style-name="Source_20_Text"><text:s text:c="8"/># Das Ergebnis enthält eine bereinigte Form der Adresse (z.B. Kleinbuchstaben)</text:span></text:p>
      <text:p text:style-name="Preformatted_20_Text"><text:span text:style-name="Source_20_Text"><text:s text:c="8"/>print(f"Bereinigte Adresse: {ergebnis.email}")</text:span></text:p>
      <text:p text:style-name="Preformatted_20_Text"><text:span text:style-name="Source_20_Text"><text:s text:c="8"/></text:span></text:p>
      <text:p text:style-name="Preformatted_20_Text"><text:span text:style-name="Source_20_Text"><text:s text:c="8"/>return True</text:span></text:p>
      <text:p text:style-name="Preformatted_20_Text"><text:span text:style-name="Source_20_Text"><text:s text:c="4"/>except EmailNotValidError as fehler:</text:span></text:p>
      <text:p text:style-name="Preformatted_20_Text"><text:span text:style-name="Source_20_Text"><text:s text:c="8"/># Wenn ein Fehler auftaucht, ist die Adresse ungültig</text:span></text:p>
      <text:p text:style-name="Preformatted_20_Text"><text:span text:style-name="Source_20_Text"><text:s text:c="8"/>print(f"Ungültige E-Mail-Adresse: {email_adresse}")</text:span></text:p>
      <text:p text:style-name="Preformatted_20_Text"><text:span text:style-name="Source_20_Text"><text:s text:c="8"/>print(f"Fehlergrund: {fehler}")</text:span></text:p>
      <text:p text:style-name="Preformatted_20_Text"><text:span text:style-name="Source_20_Text"><text:s text:c="8"/>return False</text:span></text:p>
      <text:p text:style-name="Preformatted_20_Text"/>
      <text:p text:style-name="Preformatted_20_Text"><text:span text:style-name="Source_20_Text"># Beispielaufrufe (bitte eigene Testadressen verwenden):</text:span></text:p>
      <text:p text:style-name="Preformatted_20_Text"><text:span text:style-name="Source_20_Text">pruefe_email_adresse("valid@example.com")</text:span></text:p>
      <text:p text:style-name="P1"><text:span text:style-name="Source_20_Text">pruefe_email_adresse("ungültig@@beispiel.de")</text:span></text:p>
      <text:p text:style-name="Text_20_body"><text:span text:style-name="Strong_20_Emphasis">Erklärung:</text:span></text:p>
      <text:list text:style-name="L4">
        <text:list-item>
          <text:p text:style-name="P5">Der <text:span text:style-name="Source_20_Text">try</text:span>-Block versucht die Adresse zu prüfen.</text:p>
        </text:list-item>
        <text:list-item>
          <text:p text:style-name="P5">Bei Fehlern (Ausnahmen) landet das Programm im <text:span text:style-name="Source_20_Text">except</text:span>-Block, der dir den Fehler anzeigt.</text:p>
        </text:list-item>
        <text:list-item>
          <text:p text:style-name="P5"><text:soft-page-break/>So kannst du falsche Adressen aussortieren.</text:p>
        </text:list-item>
      </text:list>
      <text:p text:style-name="Horizontal_20_Line"/>
      <text:h text:style-name="Heading_20_2" text:outline-level="2">4. Schritt 2: Mailserver der Domain (MX-Einträge) prüfen</text:h>
      <text:h text:style-name="Heading_20_3" text:outline-level="3">Warum?</text:h>
      <text:p text:style-name="Text_20_body">Eine Domain kann E-Mails nur empfangen, wenn sie Mailserver eingetragen hat. Ist kein MX-Eintrag vorhanden, ist die Domain für Mailverkehr nicht zuständig.</text:p>
      <text:h text:style-name="Heading_20_3" text:outline-level="3">Lernbeispiel:</text:h>
      <text:p text:style-name="Preformatted_20_Text"><text:span text:style-name="Source_20_Text">import dns.resolver</text:span></text:p>
      <text:p text:style-name="Preformatted_20_Text"/>
      <text:p text:style-name="Preformatted_20_Text"><text:span text:style-name="Source_20_Text">def pruefe_mx_eintraege(domain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Prüft, ob eine Domain mindestens einen Mailserver (MX-Eintrag) hat.</text:span></text:p>
      <text:p text:style-name="Preformatted_20_Text"><text:span text:style-name="Source_20_Text"><text:s text:c="4"/></text:span></text:p>
      <text:p text:style-name="Preformatted_20_Text"><text:span text:style-name="Source_20_Text"><text:s text:c="4"/>Parameter:</text:span></text:p>
      <text:p text:style-name="Preformatted_20_Text"><text:span text:style-name="Source_20_Text"><text:s text:c="4"/>domain (str): Die Domain, z.B. 'example.com'</text:span></text:p>
      <text:p text:style-name="Preformatted_20_Text"><text:span text:style-name="Source_20_Text"><text:s text:c="4"/></text:span></text:p>
      <text:p text:style-name="Preformatted_20_Text"><text:span text:style-name="Source_20_Text"><text:s text:c="4"/>Rückgabe:</text:span></text:p>
      <text:p text:style-name="Preformatted_20_Text"><text:span text:style-name="Source_20_Text"><text:s text:c="4"/>bool: True, wenn MX-Einträge vorhanden, sonst False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# Mit resolve fragen wir die MX-Einträge der Domain ab</text:span></text:p>
      <text:p text:style-name="Preformatted_20_Text"><text:span text:style-name="Source_20_Text"><text:s text:c="8"/>antworten = dns.resolver.resolve(domain, 'MX')</text:span></text:p>
      <text:p text:style-name="Preformatted_20_Text"><text:span text:style-name="Source_20_Text"><text:s text:c="8"/></text:span></text:p>
      <text:p text:style-name="Preformatted_20_Text"><text:span text:style-name="Source_20_Text"><text:s text:c="8"/>print(f"MX-Einträge für Domain '{domain}':")</text:span></text:p>
      <text:p text:style-name="Preformatted_20_Text"><text:span text:style-name="Source_20_Text"><text:s text:c="8"/>for eintrag in antworten:</text:span></text:p>
      <text:p text:style-name="Preformatted_20_Text"><text:span text:style-name="Source_20_Text"><text:s text:c="12"/># exchange gibt den Mailserver an</text:span></text:p>
      <text:p text:style-name="Preformatted_20_Text"><text:span text:style-name="Source_20_Text"><text:s text:c="12"/>print(f" <text:s/>- Mailserver: {eintrag.exchange}")</text:span></text:p>
      <text:p text:style-name="Preformatted_20_Text"><text:span text:style-name="Source_20_Text"><text:s text:c="8"/></text:span></text:p>
      <text:p text:style-name="Preformatted_20_Text"><text:span text:style-name="Source_20_Text"><text:s text:c="8"/>return True</text:span></text:p>
      <text:p text:style-name="Preformatted_20_Text"><text:span text:style-name="Source_20_Text"><text:s text:c="4"/>except Exception as fehler:</text:span></text:p>
      <text:p text:style-name="Preformatted_20_Text"><text:span text:style-name="Source_20_Text"><text:s text:c="8"/># Falls keine MX-Einträge gefunden wurden oder Fehler auftraten</text:span></text:p>
      <text:p text:style-name="Preformatted_20_Text"><text:span text:style-name="Source_20_Text"><text:s text:c="8"/>print(f"Keine MX-Einträge für Domain '{domain}' gefunden.")</text:span></text:p>
      <text:p text:style-name="Preformatted_20_Text"><text:span text:style-name="Source_20_Text"><text:s text:c="8"/>print(f"Fehler: {fehler}")</text:span></text:p>
      <text:p text:style-name="Preformatted_20_Text"><text:span text:style-name="Source_20_Text"><text:s text:c="8"/>return False</text:span></text:p>
      <text:p text:style-name="Preformatted_20_Text"/>
      <text:p text:style-name="Preformatted_20_Text"><text:span text:style-name="Source_20_Text"># Beispielaufrufe:</text:span></text:p>
      <text:p text:style-name="Preformatted_20_Text"><text:span text:style-name="Source_20_Text">pruefe_mx_eintraege("example.com")</text:span></text:p>
      <text:p text:style-name="P1"><text:span text:style-name="Source_20_Text">pruefe_mx_eintraege("nichtexistierende-domain.tld")</text:span></text:p>
      <text:p text:style-name="Text_20_body"><text:span text:style-name="Strong_20_Emphasis">Erklärung:</text:span></text:p>
      <text:list text:style-name="L5">
        <text:list-item>
          <text:p text:style-name="P6">Wenn <text:span text:style-name="Source_20_Text">resolve</text:span> keine MX-Einträge findet, wird eine Ausnahme ausgelöst.</text:p>
        </text:list-item>
        <text:list-item>
          <text:p text:style-name="P6">Du kannst Domains ohne Mailserver direkt ablehnen.</text:p>
        </text:list-item>
      </text:list>
      <text:p text:style-name="Horizontal_20_Line"/>
      <text:h text:style-name="Heading_20_2" text:outline-level="2"><text:soft-page-break/>5. Schritt 3: SPF-Eintrag prüfen (Sender Policy Framework)</text:h>
      <text:h text:style-name="Heading_20_3" text:outline-level="3">Warum?</text:h>
      <text:p text:style-name="Text_20_body">SPF schützt davor, dass Betrüger E-Mails mit gefälschter Absenderadresse senden. Er erlaubt nur bestimmten Servern, Mails im Namen einer Domain zu versenden.</text:p>
      <text:h text:style-name="Heading_20_3" text:outline-level="3">Lernbeispiel:</text:h>
      <text:p text:style-name="Preformatted_20_Text"><text:span text:style-name="Source_20_Text">import spf</text:span></text:p>
      <text:p text:style-name="Preformatted_20_Text"/>
      <text:p text:style-name="Preformatted_20_Text"><text:span text:style-name="Source_20_Text">def pruefe_spf(ip_adresse, absender_email, helo_name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Prüft, ob eine IP-Adresse laut SPF-Eintrag der Domain den Versand der Mail erlaubt.</text:span></text:p>
      <text:p text:style-name="Preformatted_20_Text"><text:span text:style-name="Source_20_Text"><text:s text:c="4"/></text:span></text:p>
      <text:p text:style-name="Preformatted_20_Text"><text:span text:style-name="Source_20_Text"><text:s text:c="4"/>Parameter:</text:span></text:p>
      <text:p text:style-name="Preformatted_20_Text"><text:span text:style-name="Source_20_Text"><text:s text:c="4"/>ip_adresse (str): IP-Adresse des sendenden Servers.</text:span></text:p>
      <text:p text:style-name="Preformatted_20_Text"><text:span text:style-name="Source_20_Text"><text:s text:c="4"/>absender_email (str): Absenderadresse der E-Mail.</text:span></text:p>
      <text:p text:style-name="Preformatted_20_Text"><text:span text:style-name="Source_20_Text"><text:s text:c="4"/>helo_name (str): Hostname, den der sendende Server beim Mailversand nennt.</text:span></text:p>
      <text:p text:style-name="Preformatted_20_Text"><text:span text:style-name="Source_20_Text"><text:s text:c="4"/></text:span></text:p>
      <text:p text:style-name="Preformatted_20_Text"><text:span text:style-name="Source_20_Text"><text:s text:c="4"/>Rückgabe:</text:span></text:p>
      <text:p text:style-name="Preformatted_20_Text"><text:span text:style-name="Source_20_Text"><text:s text:c="4"/>str: Ergebnis des SPF-Checks ('pass', 'fail', 'softfail', 'neutral' etc.)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ergebnis = spf.check2(ip_adresse, absender_email, helo_name)</text:span></text:p>
      <text:p text:style-name="Preformatted_20_Text"><text:span text:style-name="Source_20_Text"><text:s text:c="4"/></text:span></text:p>
      <text:p text:style-name="Preformatted_20_Text"><text:span text:style-name="Source_20_Text"><text:s text:c="4"/>print(f"SPF-Ergebnis für IP {ip_adresse} und Absender {absender_email}: {ergebnis[0]}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return ergebnis[0]</text:span></text:p>
      <text:p text:style-name="Preformatted_20_Text"/>
      <text:p text:style-name="Preformatted_20_Text"><text:span text:style-name="Source_20_Text"># Beispielaufruf:</text:span></text:p>
      <text:p text:style-name="Preformatted_20_Text"><text:span text:style-name="Source_20_Text"># Nehme IP, Absender und helo aus echten Mails (z.B. aus dem Header)</text:span></text:p>
      <text:p text:style-name="P1"><text:span text:style-name="Source_20_Text">pruefe_spf("203.0.113.5", "user@example.com", "mail.example.com")</text:span></text:p>
      <text:p text:style-name="Text_20_body"><text:span text:style-name="Strong_20_Emphasis">Erklärung:</text:span></text:p>
      <text:list text:style-name="L6">
        <text:list-item>
          <text:p text:style-name="P7">Die IP ist der Server, der die Mail gesendet hat (z.B. aus E-Mail-Header).</text:p>
        </text:list-item>
        <text:list-item>
          <text:p text:style-name="P7">Der <text:span text:style-name="Source_20_Text">helo_name</text:span> ist der Hostname, den dieser Server beim Senden benutzt.</text:p>
        </text:list-item>
        <text:list-item>
          <text:p text:style-name="P7"><text:span text:style-name="Source_20_Text">check2</text:span> gibt ein Tupel zurück, wobei das erste Element das Ergebnis ist.</text:p>
        </text:list-item>
      </text:list>
      <text:p text:style-name="Horizontal_20_Line"/>
      <text:h text:style-name="Heading_20_2" text:outline-level="2">6. Schritt 4: IP-Reputation prüfen (optional, mit AbuseIPDB)</text:h>
      <text:h text:style-name="Heading_20_3" text:outline-level="3">Warum?</text:h>
      <text:p text:style-name="Text_20_body">Manche Server sind zwar legitim, stehen aber auf schwarzen Listen wegen Missbrauch. Die IP-Reputation gibt dir ein zusätzliches Sicherheitsmaß.</text:p>
      <text:h text:style-name="Heading_20_3" text:outline-level="3">Vorbereitung:</text:h>
      <text:list text:style-name="L7">
        <text:list-item>
          <text:p text:style-name="P8">Registriere dich bei <text:a xlink:type="simple" xlink:href="https://www.abuseipdb.com/" text:style-name="Internet_20_link" text:visited-style-name="Visited_20_Internet_20_Link">AbuseIPDB</text:a> und hole dir einen kostenlosen API-Key.</text:p>
        </text:list-item>
      </text:list>
      <text:h text:style-name="Heading_20_3" text:outline-level="3"><text:soft-page-break/>Lernbeispiel:</text:h>
      <text:p text:style-name="Preformatted_20_Text"><text:span text:style-name="Source_20_Text">import requests</text:span></text:p>
      <text:p text:style-name="Preformatted_20_Text"/>
      <text:p text:style-name="Preformatted_20_Text"><text:span text:style-name="Source_20_Text">def pruefe_ip_reputation(ip_adresse, api_key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Prüft die Reputation einer IP-Adresse über die AbuseIPDB API.</text:span></text:p>
      <text:p text:style-name="Preformatted_20_Text"><text:span text:style-name="Source_20_Text"><text:s text:c="4"/></text:span></text:p>
      <text:p text:style-name="Preformatted_20_Text"><text:span text:style-name="Source_20_Text"><text:s text:c="4"/>Parameter:</text:span></text:p>
      <text:p text:style-name="Preformatted_20_Text"><text:span text:style-name="Source_20_Text"><text:s text:c="4"/>ip_adresse (str): Die IP-Adresse, die geprüft werden soll.</text:span></text:p>
      <text:p text:style-name="Preformatted_20_Text"><text:span text:style-name="Source_20_Text"><text:s text:c="4"/>api_key (str): Dein persönlicher API-Schlüssel für AbuseIPDB.</text:span></text:p>
      <text:p text:style-name="Preformatted_20_Text"><text:span text:style-name="Source_20_Text"><text:s text:c="4"/></text:span></text:p>
      <text:p text:style-name="Preformatted_20_Text"><text:span text:style-name="Source_20_Text"><text:s text:c="4"/>Rückgabe:</text:span></text:p>
      <text:p text:style-name="Preformatted_20_Text"><text:span text:style-name="Source_20_Text"><text:s text:c="4"/>int: Missbrauchs-Score (0-100), höher = riskanter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url = f"https://api.abuseipdb.com/api/v2/check?ipAddress={ip_adresse}"</text:span></text:p>
      <text:p text:style-name="Preformatted_20_Text"><text:span text:style-name="Source_20_Text"><text:s text:c="4"/>headers = {</text:span></text:p>
      <text:p text:style-name="Preformatted_20_Text"><text:span text:style-name="Source_20_Text"><text:s text:c="8"/>'Key': api_key,</text:span></text:p>
      <text:p text:style-name="Preformatted_20_Text"><text:span text:style-name="Source_20_Text"><text:s text:c="8"/>'Accept': 'application/json'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response = requests.get(url, headers=headers)</text:span></text:p>
      <text:p text:style-name="Preformatted_20_Text"><text:span text:style-name="Source_20_Text"><text:s text:c="4"/></text:span></text:p>
      <text:p text:style-name="Preformatted_20_Text"><text:span text:style-name="Source_20_Text"><text:s text:c="4"/>if response.status_code == 200:</text:span></text:p>
      <text:p text:style-name="Preformatted_20_Text"><text:span text:style-name="Source_20_Text"><text:s text:c="8"/>daten = response.json()</text:span></text:p>
      <text:p text:style-name="Preformatted_20_Text"><text:span text:style-name="Source_20_Text"><text:s text:c="8"/>score = daten['data']['abuseConfidenceScore']</text:span></text:p>
      <text:p text:style-name="Preformatted_20_Text"><text:span text:style-name="Source_20_Text"><text:s text:c="8"/>print(f"Missbrauchs-Score für IP {ip_adresse}: {score}")</text:span></text:p>
      <text:p text:style-name="Preformatted_20_Text"><text:span text:style-name="Source_20_Text"><text:s text:c="8"/>return score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print(f"Fehler bei API-Anfrage: {response.status_code}")</text:span></text:p>
      <text:p text:style-name="Preformatted_20_Text"><text:span text:style-name="Source_20_Text"><text:s text:c="8"/>return -1</text:span></text:p>
      <text:p text:style-name="Preformatted_20_Text"/>
      <text:p text:style-name="Preformatted_20_Text"><text:span text:style-name="Source_20_Text"># Beispielaufruf (API-Key einsetzen):</text:span></text:p>
      <text:p text:style-name="P1"><text:span text:style-name="Source_20_Text"># pruefe_ip_reputation("203.0.113.5", "DEIN_API_KEY")</text:span></text:p>
      <text:p text:style-name="Text_20_body"><text:span text:style-name="Strong_20_Emphasis">Erklärung:</text:span></text:p>
      <text:list text:style-name="L8">
        <text:list-item>
          <text:p text:style-name="P9">Der Score ist ein Wert von 0 bis 100.</text:p>
        </text:list-item>
        <text:list-item>
          <text:p text:style-name="P9">Werte über 50 sind Warnsignale.</text:p>
        </text:list-item>
        <text:list-item>
          <text:p text:style-name="P9">Der API-Key ist zwingend erforderlich.</text:p>
        </text:list-item>
      </text:list>
      <text:p text:style-name="Horizontal_20_Line"/>
      <text:h text:style-name="Heading_20_2" text:outline-level="2">7. Schritt 5: E-Mail-Inhalt auf verdächtige Wörter prüfen</text:h>
      <text:h text:style-name="Heading_20_3" text:outline-level="3">Warum?</text:h>
      <text:p text:style-name="Text_20_body">Viele Phishing-Mails benutzen typische Formulierungen, um den Empfänger unter Druck zu setzen.</text:p>
      <text:h text:style-name="Heading_20_3" text:outline-level="3">Lernbeispiel:</text:h>
      <text:p text:style-name="Preformatted_20_Text"><text:span text:style-name="Source_20_Text">def pruefe_text_auf_verdacht(text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Prüft, ob ein Text verdächtige Schlüsselwörter enthält.</text:span></text:p>
      <text:p text:style-name="Preformatted_20_Text"><text:span text:style-name="Source_20_Text"><text:s text:c="4"/></text:span></text:p>
      <text:p text:style-name="Preformatted_20_Text"><text:span text:style-name="Source_20_Text"><text:s text:c="4"/>Parameter:</text:span></text:p>
      <text:p text:style-name="Preformatted_20_Text"><text:span text:style-name="Source_20_Text"><text:s text:c="4"/>text (str): Der Text der E-Mail.</text:span></text:p>
      <text:p text:style-name="Preformatted_20_Text"><text:span text:style-name="Source_20_Text"><text:s text:c="4"/></text:span></text:p>
      <text:p text:style-name="Preformatted_20_Text"><text:span text:style-name="Source_20_Text"><text:s text:c="4"/>Gibt Warnungen aus, wenn verdächtige Wörter gefunden werden.</text:span></text:p>
      <text:p text:style-name="Preformatted_20_Text"><text:soft-page-break/><text:span text:style-name="Source_20_Text"><text:s text:c="4"/>"""</text:span></text:p>
      <text:p text:style-name="Preformatted_20_Text"><text:span text:style-name="Source_20_Text"><text:s text:c="4"/># Liste mit typischen Phishing-Wörtern</text:span></text:p>
      <text:p text:style-name="Preformatted_20_Text"><text:span text:style-name="Source_20_Text"><text:s text:c="4"/>verdachts_woerter = ["konto gesperrt", "passwort zurücksetzen", "jetzt handeln", "dringend", "sofort klicken"]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Um Vergleich einfacher zu machen, alles klein schreiben</text:span></text:p>
      <text:p text:style-name="Preformatted_20_Text"><text:span text:style-name="Source_20_Text"><text:s text:c="4"/>text_klein = text.lower(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Prüfen, ob eines der Wörter im Text vorkommt</text:span></text:p>
      <text:p text:style-name="Preformatted_20_Text"><text:span text:style-name="Source_20_Text"><text:s text:c="4"/>for wort in verdachts_woerter:</text:span></text:p>
      <text:p text:style-name="Preformatted_20_Text"><text:span text:style-name="Source_20_Text"><text:s text:c="8"/>if wort in text_klein:</text:span></text:p>
      <text:p text:style-name="Preformatted_20_Text"><text:span text:style-name="Source_20_Text"><text:s text:c="12"/>print(f"Warnung: Verdächtiges Wort gefunden: '{wort}'")</text:span></text:p>
      <text:p text:style-name="Preformatted_20_Text"/>
      <text:p text:style-name="Preformatted_20_Text"><text:span text:style-name="Source_20_Text"># Beispielanwendung:</text:span></text:p>
      <text:p text:style-name="Preformatted_20_Text"><text:span text:style-name="Source_20_Text">mail_text = "Sehr geehrter Nutzer, Ihr Konto wurde gesperrt. Bitte jetzt handeln!"</text:span></text:p>
      <text:p text:style-name="P1"><text:span text:style-name="Source_20_Text">pruefe_text_auf_verdacht(mail_text)</text:span></text:p>
      <text:p text:style-name="Horizontal_20_Line"/>
      <text:h text:style-name="Heading_20_2" text:outline-level="2">8. Zusammenführung und Anwendung im Programm</text:h>
      <text:list text:style-name="L9">
        <text:list-item>
          <text:p text:style-name="P10">Führe die Schritte der Reihe nach aus, sobald eine neue E-Mail eingeht.</text:p>
        </text:list-item>
        <text:list-item>
          <text:p text:style-name="P10">Zuerst prüfst du die Absenderadresse (Schritt 1).</text:p>
        </text:list-item>
        <text:list-item>
          <text:p text:style-name="P10">Dann die Domain (Schritt 2) und SPF (Schritt 3).</text:p>
        </text:list-item>
        <text:list-item>
          <text:p text:style-name="P10">Optional kannst du zusätzlich die IP-Reputation prüfen (Schritt 4).</text:p>
        </text:list-item>
        <text:list-item>
          <text:p text:style-name="P10">Schließlich analysierst du den Text (Sch</text:p>
        </text:list-item>
      </text:list>
      <text:p text:style-name="Text_20_body">ritt 5).</text:p>
      <text:p text:style-name="Horizontal_20_Line"/>
      <text:h text:style-name="Heading_20_2" text:outline-level="2">9. Nächste Schritte</text:h>
      <text:list text:style-name="L10">
        <text:list-item>
          <text:p text:style-name="P11">E-Mail-Header auslesen, um IP-Adresse und helo-Namen zu bekommen (für SPF und AbuseIPDB).</text:p>
        </text:list-item>
        <text:list-item>
          <text:p text:style-name="P11">Ergebnisbewertung, z. B. ein Punktesystem für Risiko.</text:p>
        </text:list-item>
        <text:list-item>
          <text:p text:style-name="P11">Umgang mit Ausnahmen und Fehlermeldungen in deinem Programm.</text:p>
        </text:list-item>
      </text:list>
      <text:p text:style-name="Horizontal_20_Line"/>
      <text:p text:style-name="Text_20_body">Wenn du möchtest, helfe ich dir bei der nächsten Stufe — z.B. wie du E-Mail-Header mit Python analysierst, oder wie du die einzelnen Prüfschritte in einer Klasse organisierst.</text:p>
      <text:p text:style-name="Horizontal_20_Line"/>
      <text:p text:style-name="Text_20_body">Ich hoffe, dieser Lernzettel hilft dir, den Prozess komplett und verständlich zu erfassen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2T14:07:03.796318205</meta:creation-date>
    <dc:date>2025-07-02T14:07:12.330560839</dc:date>
    <meta:editing-duration>PT9S</meta:editing-duration>
    <meta:editing-cycles>1</meta:editing-cycles>
    <meta:document-statistic meta:table-count="0" meta:image-count="0" meta:object-count="0" meta:page-count="6" meta:paragraph-count="204" meta:word-count="1066" meta:character-count="8700" meta:non-whitespace-character-count="7250"/>
    <meta:generator>LibreOffice/24.2.7.2$Linux_X86_64 LibreOffice_project/420$Build-2</meta:generator>
  </office:meta>
</office:document-meta>
</file>